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0.9cm"/>
    </style:style>
    <style:style style:name="gr2" style:family="graphic" style:parent-style-name="standard">
      <style:graphic-properties draw:textarea-horizontal-align="justify" draw:textarea-vertical-align="middle" draw:auto-grow-height="false" fo:min-height="1.094cm" fo:min-width="0.844cm"/>
    </style:style>
    <style:style style:name="gr3" style:family="graphic" style:parent-style-name="standard">
      <style:graphic-properties draw:textarea-horizontal-align="justify" draw:textarea-vertical-align="middle" draw:auto-grow-height="false" fo:min-height="0.9cm" fo:min-width="0.5cm"/>
    </style:style>
    <style:style style:name="gr4" style:family="graphic" style:parent-style-name="standard">
      <style:graphic-properties draw:stroke="none" svg:stroke-color="#000000" draw:fill="none" draw:fill-color="#ffffff" fo:min-height="10.058cm"/>
    </style:style>
    <style:style style:name="gr5" style:family="graphic" style:parent-style-name="standard">
      <style:graphic-properties draw:stroke="none" svg:stroke-color="#000000" draw:fill="none" draw:fill-color="#ffffff" fo:min-height="4.11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4cm" svg:height="1.6cm" svg:x="4.1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6cm" svg:x="4.1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9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cm" svg:height="1.9cm" svg:x="9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.3cm" svg:x="12.7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11.9cm" svg:height="10.308cm" svg:x="8.7cm" svg:y="1.492cm">
          <draw:text-box>
            <text:p>wh[2][2+1]</text:p>
            <text:p/>
            <text:p>wh00, wh01, wh02(b)</text:p>
            <text:p>e[x]0 * wh00 + e[x]1 * wh01 - wh02 = hi0</text:p>
            <text:p/>
            <text:p/>
            <text:p/>
            <text:p/>
            <text:p/>
            <text:p>wh10, wh11, wh12(b)</text:p>
            <text:p>e[x]0 * wh10 + e[x]1 * wh11 - wh12 = hi1</text:p>
          </draw:text-box>
        </draw:frame>
        <draw:frame draw:style-name="gr5" draw:text-style-name="P2" draw:layer="layout" svg:width="10.2cm" svg:height="4.365cm" svg:x="9.9cm" svg:y="13.5cm">
          <draw:text-box>
            <text:p>wo[2+1]</text:p>
            <text:p/>
            <text:p>wo0, wo1, wo2(bias)</text:p>
            <text:p/>
            <text:p>hi0 * wo0 + hi1 * wo1 - wo2 = o</text:p>
          </draw:text-box>
        </draw:frame>
        <draw:frame draw:style-name="gr6" draw:text-style-name="P2" draw:layer="layout" svg:width="4.6cm" svg:height="1cm" svg:x="1.9cm" svg:y="11.3cm">
          <draw:text-box>
            <text:p>e[max][2+1]</text:p>
          </draw:text-box>
        </draw:frame>
        <draw:frame draw:style-name="gr6" draw:text-style-name="P2" draw:layer="layout" svg:width="4.6cm" svg:height="4.365cm" svg:x="2.1cm" svg:y="15.9cm">
          <draw:text-box>
            <text:p>hi[2+1]</text:p>
            <text:p/>
            <text:p>hi0</text:p>
            <text:p>hi1</text:p>
            <text:p/>
            <text:p>hi2(?)</text:p>
          </draw:text-box>
        </draw:frame>
        <draw:custom-shape draw:style-name="gr2" draw:text-style-name="P1" draw:layer="layout" svg:width="1.9cm" svg:height="1.9cm" svg:x="4.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cm" svg:height="1.9cm" svg:x="4.8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1.4cm" svg:height="1.6cm" svg:x="4.1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6cm" svg:x="4.1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9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cm" svg:height="1.9cm" svg:x="9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.3cm" svg:x="12.7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11.9cm" svg:height="10.764cm" svg:x="8.7cm" svg:y="1.492cm">
          <draw:text-box>
            <text:p>wh[2][2+1]</text:p>
            <text:p/>
            <text:p>wh00, wh01, wh02(b)</text:p>
            <text:p>e[x]0 * wh00 + e[x]1 * wh01 - wh02 = hi0</text:p>
            <text:p><text:s text:c="17"/>d0 = hi0 * (1 - hi0) * wo0 * d</text:p>
            <text:p><text:s text:c="17"/>wh00 = wh00 + α * e0 * d0</text:p>
            <text:p><text:s text:c="17"/>wh01 = wh01 + α * e1 * d0</text:p>
            <text:p><text:s text:c="18"/>wh02 = wh02 - α * d0</text:p>
            <text:p/>
            <text:p>wh10, wh11, wh12(b)</text:p>
            <text:p>e[x]0 * wh10 + e[x]1 * wh11 - wh12 = hi1</text:p>
            <text:p><text:s text:c="18"/>d1 = hi1 * (1 - hi1) * wo1 * d</text:p>
            <text:p><text:s text:c="18"/>wh10 = wh10 + α * e0 * d1</text:p>
            <text:p><text:s text:c="18"/>wh11 = wh11 + α * e1 * d1</text:p>
            <text:p><text:s text:c="18"/>wh12 = wh12 - α * d1</text:p>
          </draw:text-box>
        </draw:frame>
        <draw:frame draw:style-name="gr5" draw:text-style-name="P2" draw:layer="layout" svg:width="10.2cm" svg:height="10.943cm" svg:x="9.9cm" svg:y="13.5cm">
          <draw:text-box>
            <text:p>wo[2+1]</text:p>
            <text:p/>
            <text:p>★ 更新対象</text:p>
            <text:p>　　wo0, wo1, wo2(bias)</text:p>
            <text:p/>
            <text:p>hi0 * wo0 + hi1 * wo1 - wo2 = o</text:p>
            <text:p/>
            <text:p/>
            <text:p/>
            <text:p/>
            <text:p>d = (e2(期待値) - o) * o * (1-o) 誤差計算</text:p>
            <text:p/>
            <text:p>wo0 = wo0 + α * hi0 * d</text:p>
            <text:p>wo1 = wo1 + α * hi1 * d</text:p>
            <text:p>wo2 = wo2 - α * d</text:p>
          </draw:text-box>
        </draw:frame>
        <draw:frame draw:style-name="gr7" draw:text-style-name="P2" draw:layer="layout" svg:width="6.1cm" svg:height="2.384cm" svg:x="1.9cm" svg:y="11.3cm">
          <draw:text-box>
            <text:p>e[max][2+1]</text:p>
            <text:p>e0, e1, e2(期待値)</text:p>
          </draw:text-box>
        </draw:frame>
        <draw:frame draw:style-name="gr6" draw:text-style-name="P2" draw:layer="layout" svg:width="4.6cm" svg:height="4.365cm" svg:x="2.1cm" svg:y="15.9cm">
          <draw:text-box>
            <text:p>hi[2+1]</text:p>
            <text:p/>
            <text:p>hi0</text:p>
            <text:p>hi1</text:p>
            <text:p/>
            <text:p>hi2(?)</text:p>
          </draw:text-box>
        </draw:frame>
        <draw:custom-shape draw:style-name="gr2" draw:text-style-name="P1" draw:layer="layout" svg:width="1.9cm" svg:height="1.9cm" svg:x="4.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cm" svg:height="1.9cm" svg:x="4.8cm" svg:y="1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8T08:53:48.094227566</meta:creation-date>
    <dc:date>2019-12-02T06:28:55.444355023</dc:date>
    <meta:editing-duration>P3DT20H2M30S</meta:editing-duration>
    <meta:editing-cycles>1</meta:editing-cycles>
    <meta:document-statistic meta:object-count="22"/>
    <meta:generator>LibreOffice/5.1.6.2$Linux_X86_64 LibreOffice_project/10m0$Build-2</meta:generator>
  </office:meta>
</office:document-meta>
</file>